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ff"/>
    </style:style>
    <style:style style:name="ce34" style:family="table-cell" style:parent-style-name="Default" style:data-style-name="N11"/>
    <style:style style:name="ce36" style:family="table-cell" style:parent-style-name="Default">
      <style:text-properties style:font-name="Liberation Sans" style:font-name-asian="WenQuanYi Zen Hei" style:font-name-complex="Lohit Devanagari"/>
    </style:style>
    <style:style style:name="ce4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 style:data-style-name="N11"/>
    <style:style style:name="ce19" style:family="table-cell" style:parent-style-name="Default">
      <style:text-properties style:font-name="Liberation Sans" style:font-name-asian="WenQuanYi Zen Hei" style:font-name-complex="Lohit Devanagari"/>
    </style:style>
    <style:style style:name="ce2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1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/>
          <table:table-cell table:style-name="ce15" table:number-columns-repeated="10"/>
          <table:table-cell table:style-name="ce15" office:value-type="string" calcext:value-type="string">
            <text:p>GRM21BR71A106KA73L</text:p>
          </table:table-cell>
          <table:table-cell table:style-name="ce15"/>
          <table:table-cell table:style-name="ce15" office:value-type="string" calcext:value-type="string">
            <text:p>GRM155Z71A105KE01</text:p>
          </table:table-cell>
          <table:table-cell table:style-name="ce15"/>
          <table:table-cell table:style-name="ce15" office:value-type="string" calcext:value-type="string">
            <text:p>GRM155Z71A105KE01J</text:p>
          </table:table-cell>
          <table:table-cell table:style-name="ce15"/>
          <table:table-cell table:style-name="ce15" office:value-type="string" calcext:value-type="string">
            <text:p>CL10B225KP8NNNC</text:p>
          </table:table-cell>
          <table:table-cell table:style-name="ce15"/>
          <table:table-cell table:style-name="ce15" office:value-type="string" calcext:value-type="string">
            <text:p>CL05B104KA5NNNC</text:p>
          </table:table-cell>
          <table:table-cell table:style-name="ce15"/>
          <table:table-cell table:style-name="ce15" office:value-type="string" calcext:value-type="string">
            <text:p>CL05A475MP5NRN</text:p>
          </table:table-cell>
          <table:table-cell table:style-name="ce15" table:number-columns-repeated="1002"/>
        </table:table-row>
        <table:table-row table:style-name="ro1">
          <table:table-cell table:style-name="ce12" office:value-type="string" calcext:value-type="string">
            <text:p>Capacitance</text:p>
          </table:table-cell>
          <table:table-cell table:style-name="ce17" table:number-columns-repeated="1023"/>
        </table:table-row>
        <table:table-row table:style-name="ro1">
          <table:table-cell table:style-name="ce1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Initial Tolerance (%)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9"/>
          <table:table-cell table:style-name="ce18" office:value-type="percentage" office:value="0.1" calcext:value-type="percentage">
            <text:p>10.00%</text:p>
          </table:table-cell>
          <table:table-cell/>
          <table:table-cell table:style-name="ce18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Initial Tolerance (%)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9"/>
          <table:table-cell table:style-name="ce18" office:value-type="percentage" office:value="0.1" calcext:value-type="percentage">
            <text:p>10.00%</text:p>
          </table:table-cell>
          <table:table-cell/>
          <table:table-cell table:style-name="ce18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Temperature Coefficient (%)</text:p>
          </table:table-cell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4" office:value-type="string" calcext:value-type="string">
            <text:p>X7R and X5R are +/- 15%</text:p>
          </table:table-cell>
          <table:table-cell table:number-columns-repeated="7"/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8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Temperature Coefficient (%)</text:p>
          </table:table-cell>
          <table:table-cell table:style-name="ce18" office:value-type="percentage" office:value="0.15" calcext:value-type="percentage">
            <text:p>15.00%</text:p>
          </table:table-cell>
          <table:table-cell table:number-columns-repeated="9"/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8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Capacitance</text:p>
          </table:table-cell>
          <table:table-cell table:style-name="ce19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19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2" office:value-type="string" calcext:value-type="string">
            <text:p>Leakage Current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nrush Current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otal Capacitance (uF)</text:p>
          </table:table-cell>
          <table:table-cell table:style-name="ce1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tal ESR (mOhms)</text:p>
          </table:table-cell>
          <table:table-cell table:style-name="ce1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apacitance Formula Inrush (A)</text:p>
          </table:table-cell>
          <table:table-cell table:style-name="ce14" table:formula="of:=[.D28] * [.D31] / [.D32]" office:value-type="float" office:value="10000" calcext:value-type="float">
            <text:p>100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4" office:value-type="string" calcext:value-type="string">
            <text:p>ESR Formula Inrush (A)</text:p>
          </table:table-cell>
          <table:table-cell table:style-name="ce1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nrush Current (A)</text:p>
          </table:table-cell>
          <table:table-cell table:style-name="ce1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2" office:value-type="string" calcext:value-type="string">
            <text:p>Power Plane Target Impedance</text:p>
          </table:table-cell>
          <table:table-cell table:style-name="ce17" table:number-columns-repeated="4"/>
          <table:table-cell table:style-name="ce12" office:value-type="string" calcext:value-type="string">
            <text:p>Electromagnetic Compatibility Engineering (Henry Ott), p445-447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rget Impedance (Zt, milli-ohms)</text:p>
          </table:table-cell>
          <table:table-cell table:style-name="ce1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Bypass Capacitors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20"/>
        </table:table-row>
        <table:table-row table:style-name="ro1">
          <table:table-cell table:style-name="ce1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mber of Capacitors</text:p>
          </table:table-cell>
          <table:table-cell table:style-name="ce14"/>
          <table:table-cell table:style-name="ce1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1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1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1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ach Capacitor (Cbyp, nF)</text:p>
          </table:table-cell>
          <table:table-cell/>
          <table:table-cell table:style-name="ce1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Resistance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18" office:value-type="percentage" office:value="0.001" calcext:value-type="percentage">
            <text:p>0.10%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itial Resistance</text:p>
          </table:table-cell>
          <table:table-cell/>
          <table:table-cell table:style-name="ce14" table:formula="of:=[.D2] * (1 - [.D3])" office:value-type="float" office:value="4295.7" calcext:value-type="float">
            <text:p>4295.7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esistance Range</text:p>
          </table:table-cell>
          <table:table-cell/>
          <table:table-cell table:style-name="ce14" table:formula="of:=[.C12] * (1 + [.F4] * [.D9])" office:value-type="float" office:value="4293.0151875" calcext:value-type="float">
            <text:p>4293.0151875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rror (%)</text:p>
          </table:table-cell>
          <table:table-cell/>
          <table:table-cell table:style-name="ce21" table:formula="of:=[.C13] / [.$D$2] - 1" office:value-type="percentage" office:value="-0.00162437500000001" calcext:value-type="percentage">
            <text:p>-0.16%</text:p>
          </table:table-cell>
          <table:table-cell table:style-name="ce21"/>
          <table:table-cell table:style-name="ce21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Resistive Divider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utput Voltage (Vout, V)</text:p>
          </table:table-cell>
          <table:table-cell/>
          <table:table-cell table:style-name="ce14" table:formula="of:=[.C18] * [.C20] / ([.E19] + [.C20])" office:value-type="float" office:value="2.47523953509234" calcext:value-type="float">
            <text:p>2.47523953509234</text:p>
          </table:table-cell>
          <table:table-cell table:style-name="ce14" table:formula="of:=[.D18] * [.D20] / ([.D19] + [.D20])" office:value-type="float" office:value="2.51596638655462" calcext:value-type="float">
            <text:p>2.51596638655462</text:p>
          </table:table-cell>
          <table:table-cell table:style-name="ce14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Thermal Noise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oise Voltage (uVrms)</text:p>
          </table:table-cell>
          <table:table-cell/>
          <table:table-cell table:style-name="ce14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14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14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CMOS Dynamic Switching Power Dissipation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ower (P, W)</text:p>
          </table:table-cell>
          <table:table-cell/>
          <table:table-cell table:style-name="ce14" table:formula="of:=[.C2] * [.C2] * [.C3] * [.C4] / 1000000 * [.C5]" office:value-type="float" office:value="0.00049141125" calcext:value-type="float">
            <text:p>0.00049141125</text:p>
          </table:table-cell>
          <table:table-cell table:style-name="ce14" table:formula="of:=[.D2] * [.D2] * [.D3] * [.D4] / 1000000 * [.D5]" office:value-type="float" office:value="0.01225125" calcext:value-type="float">
            <text:p>0.01225125</text:p>
          </table:table-cell>
          <table:table-cell table:style-name="ce1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urrent (I, mA)</text:p>
          </table:table-cell>
          <table:table-cell/>
          <table:table-cell table:style-name="ce14" table:formula="of:=[.C8] / [.C2] * 1000" office:value-type="float" office:value="0.15675" calcext:value-type="float">
            <text:p>0.15675</text:p>
          </table:table-cell>
          <table:table-cell table:style-name="ce14" table:formula="of:=[.D8] / [.D2] * 1000" office:value-type="float" office:value="3.7125" calcext:value-type="float">
            <text:p>3.7125</text:p>
          </table:table-cell>
          <table:table-cell table:style-name="ce1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nimal Bypass Capacitance (Cb, nF)</text:p>
          </table:table-cell>
          <table:table-cell/>
          <table:table-cell table:style-name="ce14" table:formula="of:=1000 * [.C9] / ([.C3] * [.D6])" office:value-type="float" office:value="1.5675" calcext:value-type="float">
            <text:p>1.5675</text:p>
          </table:table-cell>
          <table:table-cell table:style-name="ce14" table:formula="of:=1000 * [.D9] / ([.D3] * [.D6])" office:value-type="float" office:value="14.85" calcext:value-type="float">
            <text:p>14.85</text:p>
          </table:table-cell>
          <table:table-cell table:style-name="ce1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18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12" office:value-type="string" calcext:value-type="string">
            <text:p>Voltage Rail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/>
          <table:table-cell table:style-name="ce12" office:value-type="string" calcext:value-type="string">
            <text:p>P Efficiency (Normal / Suspend)</text:p>
          </table:table-cell>
          <table:table-cell table:style-name="ce12" table:number-columns-repeated="2"/>
          <table:table-cell table:style-name="ce12" office:value-type="string" calcext:value-type="string">
            <text:p>I Factor (Normal / Suspend)</text:p>
          </table:table-cell>
          <table:table-cell table:style-name="ce17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2" office:value-type="string" calcext:value-type="string">
            <text:p>Normal Operation</text:p>
          </table:table-cell>
          <table:table-cell table:style-name="ce17"/>
          <table:table-cell table:style-name="ce12"/>
          <table:table-cell table:style-name="ce12" office:value-type="string" calcext:value-type="string">
            <text:p>mA (seen by regulator)</text:p>
          </table:table-cell>
          <table:table-cell table:style-name="ce17"/>
          <table:table-cell table:style-name="ce12" office:value-type="string" calcext:value-type="string">
            <text:p>mA (seen by USB)</text:p>
          </table:table-cell>
          <table:table-cell table:style-name="ce17"/>
          <table:table-cell table:style-name="ce12" office:value-type="string" calcext:value-type="string">
            <text:p>Pre-Enumeration ?</text:p>
          </table:table-cell>
          <table:table-cell table:style-name="ce12"/>
          <table:table-cell table:style-name="ce12" office:value-type="string" calcext:value-type="string">
            <text:p>USB Suspend ?</text:p>
          </table:table-cell>
          <table:table-cell table:style-name="ce17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0.001 * 10 + 0.0033) / [.$D57]" office:value-type="percentage" office:value="0.000505664968443464" calcext:value-type="percentage">
            <text:p>0.05%</text:p>
          </table:table-cell>
          <table:table-cell table:formula="of:=[.$D57] * [.$J57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657.962941620285" calcext:value-type="float">
            <text:p>-657.96</text:p>
          </table:table-cell>
          <table:table-cell table:style-name="ce47" table:formula="of:=[.F59] / 500" office:value-type="percentage" office:value="-1.31592588324057" calcext:value-type="percentage">
            <text:p>-131.59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0.0984343429628241" calcext:value-type="float">
            <text:p>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4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342.037058379716" calcext:value-type="float">
            <text:p>342.04</text:p>
          </table:table-cell>
          <table:table-cell table:style-name="ce47" table:formula="of:=[.F60] / 1500" office:value-type="percentage" office:value="0.228024705586477" calcext:value-type="percentage">
            <text:p>22.80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0.0393737371851296" calcext:value-type="percentage">
            <text:p>3.94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13" table:number-columns-repeated="3"/>
          <table:table-cell table:style-name="ce45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2"/>
          <table:table-cell table:style-name="ce14"/>
          <table:table-cell table:style-name="ce46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3"/>
          <table:table-cell table:style-name="ce46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style-name="ce46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46"/>
          <table:table-cell table:style-name="ce14"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style-name="ce46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3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Default"/>
        <table:table-column table:style-name="co2" table:default-cell-style-name="ce14"/>
        <table:table-column table:style-name="co2" table:number-columns-repeated="1015" table:default-cell-style-name="ce13"/>
        <table:table-row table:style-name="ro1">
          <table:table-cell table:style-name="ce12" office:value-type="string" calcext:value-type="string">
            <text:p>System Parameter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2V LDO (TPS7A2012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4" table:formula="of:=[.$D$2] - 0.001 * [.E17] * [.D7]" office:value-type="float" office:value="2.68094166666667" calcext:value-type="float">
            <text:p>2.68094166666667</text:p>
          </table:table-cell>
          <table:table-cell table:style-name="ce1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34" calcext:value-type="percentage">
            <text:p>-3.4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4] * 2000 / 300" office:value-type="float" office:value="66.6666666666667" calcext:value-type="float">
            <text:p>66.6666666666667</text:p>
          </table:table-cell>
          <table:table-cell table:style-name="ce13" table:formula="of:=[.D14] * 2000 / 300" office:value-type="float" office:value="166.666666666667" calcext:value-type="float">
            <text:p>166.666666666667</text:p>
          </table:table-cell>
          <table:table-cell table:style-name="ce1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4] + 0.001 * ([.C15] + [.C16])" office:value-type="float" office:value="10.0816666666667" calcext:value-type="float">
            <text:p>10.0816666666667</text:p>
          </table:table-cell>
          <table:table-cell table:style-name="ce13" table:formula="of:=[.D14] + 0.001 * ([.D15] + [.D16])" office:value-type="float" office:value="25.1816666666667" calcext:value-type="float">
            <text:p>25.1816666666667</text:p>
          </table:table-cell>
          <table:table-cell table:style-name="ce13" table:formula="of:=[.E14] + 0.001 * ([.E15] + [.E16])" office:value-type="float" office:value="49.3416666666667" calcext:value-type="float">
            <text:p>49.34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9] * 0.8" office:value-type="float" office:value="100" calcext:value-type="float">
            <text:p>100</text:p>
          </table:table-cell>
          <table:table-cell table:style-name="ce14" table:formula="of:=[.E19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20] * 1.1" office:value-type="float" office:value="206.8" calcext:value-type="float">
            <text:p>206.8</text:p>
          </table:table-cell>
          <table:table-cell table:style-name="ce14" table:formula="of:=[.C20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4" table:formula="of:=1000 * POWER(0.001 * [.E17]; 2) * [.D7]" office:value-type="float" office:value="114.426203263889" calcext:value-type="float">
            <text:p>114.426203263889</text:p>
          </table:table-cell>
          <table:table-cell table:style-name="ce1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4"/>
          <table:table-cell table:style-name="ce14" table:formula="of:=IF([.E23] &gt; [.C24]; CONCATENATE(&quot;TOO HIGH !  MAXIMUM POWER DISSIPATION OF &quot;; [.C24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4" table:formula="of:=1000 * ([.D19] - [.$E$3]) / [.D20]" office:value-type="float" office:value="302.224371373308" calcext:value-type="float">
            <text:p>302.224371373308</text:p>
          </table:table-cell>
          <table:table-cell table:style-name="ce1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8V LDO (TPS7A2018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4" table:formula="of:=[.$D$2] - 0.001 * [.E38] * [.D28]" office:value-type="float" office:value="3.338505" calcext:value-type="float">
            <text:p>3.338505</text:p>
          </table:table-cell>
          <table:table-cell table:style-name="ce1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23" calcext:value-type="percentage">
            <text:p>-2.3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35] * 2000 / 300" office:value-type="float" office:value="200" calcext:value-type="float">
            <text:p>200</text:p>
          </table:table-cell>
          <table:table-cell table:style-name="ce13" table:formula="of:=[.D35] * 2000 / 300" office:value-type="float" office:value="266.666666666667" calcext:value-type="float">
            <text:p>266.666666666667</text:p>
          </table:table-cell>
          <table:table-cell table:style-name="ce1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35] + 0.001 * ([.C36] + [.C37])" office:value-type="float" office:value="30.215" calcext:value-type="float">
            <text:p>30.215</text:p>
          </table:table-cell>
          <table:table-cell table:style-name="ce13" table:formula="of:=[.D35] + 0.001 * ([.D36] + [.D37])" office:value-type="float" office:value="40.2816666666667" calcext:value-type="float">
            <text:p>40.2816666666667</text:p>
          </table:table-cell>
          <table:table-cell table:style-name="ce13" table:formula="of:=[.E35] + 0.001 * ([.E36] + [.E37])" office:value-type="float" office:value="50.3483333333333" calcext:value-type="float">
            <text:p>50.3483333333333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40] * 0.8" office:value-type="float" office:value="100" calcext:value-type="float">
            <text:p>100</text:p>
          </table:table-cell>
          <table:table-cell table:style-name="ce14" table:formula="of:=[.E40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41] * 1.1" office:value-type="float" office:value="206.8" calcext:value-type="float">
            <text:p>206.8</text:p>
          </table:table-cell>
          <table:table-cell table:style-name="ce14" table:formula="of:=[.C41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14" table:formula="of:=1000 * POWER(0.001 * [.E38]; 2) * [.D28]" office:value-type="float" office:value="83.6535040916667" calcext:value-type="float">
            <text:p>83.6535040916667</text:p>
          </table:table-cell>
          <table:table-cell table:style-name="ce1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1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4"/>
          <table:table-cell table:style-name="ce14" table:formula="of:=IF([.E44] &gt; [.C45]; CONCATENATE(&quot;TOO HIGH !  MAXIMUM POWER DISSIPATION OF &quot;; [.C45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4" table:formula="of:=1000 * ([.D40] - [.$E$3]) / [.D41]" office:value-type="float" office:value="302.224371373308" calcext:value-type="float">
            <text:p>302.224371373308</text:p>
          </table:table-cell>
          <table:table-cell table:style-name="ce1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2" office:value-type="string" calcext:value-type="string">
            <text:p>+2.8V LDO (TPS7A2028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4" table:formula="of:=[.$D$2] - 0.001 * [.E59] * [.D49]" office:value-type="float" office:value="5" calcext:value-type="float">
            <text:p>5</text:p>
          </table:table-cell>
          <table:table-cell table:style-name="ce1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56] * 2000 / 300" office:value-type="float" office:value="200" calcext:value-type="float">
            <text:p>200</text:p>
          </table:table-cell>
          <table:table-cell table:style-name="ce13" table:formula="of:=[.D56] * 2000 / 300" office:value-type="float" office:value="266.666666666667" calcext:value-type="float">
            <text:p>266.666666666667</text:p>
          </table:table-cell>
          <table:table-cell table:style-name="ce1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56] + 0.001 * ([.C57] + [.C58])" office:value-type="float" office:value="30.215" calcext:value-type="float">
            <text:p>30.215</text:p>
          </table:table-cell>
          <table:table-cell table:style-name="ce13" table:formula="of:=[.D56] + 0.001 * ([.D57] + [.D58])" office:value-type="float" office:value="40.2816666666667" calcext:value-type="float">
            <text:p>40.2816666666667</text:p>
          </table:table-cell>
          <table:table-cell table:style-name="ce13" table:formula="of:=[.E56] + 0.001 * ([.E57] + [.E58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61] * 0.8" office:value-type="float" office:value="240" calcext:value-type="float">
            <text:p>240</text:p>
          </table:table-cell>
          <table:table-cell table:style-name="ce14" table:formula="of:=[.E61] * 0.9" office:value-type="float" office:value="270" calcext:value-type="float">
            <text:p>27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62] * 1.1" office:value-type="float" office:value="206.8" calcext:value-type="float">
            <text:p>206.8</text:p>
          </table:table-cell>
          <table:table-cell table:style-name="ce14" table:formula="of:=[.C62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4" table:formula="of:=1000 * POWER(0.001 * [.E59]; 2) * [.D49]" office:value-type="float" office:value="0" calcext:value-type="float">
            <text:p>0</text:p>
          </table:table-cell>
          <table:table-cell table:style-name="ce1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4"/>
          <table:table-cell table:style-name="ce1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4" table:formula="of:=1000 * ([.D61] - [.$E$3]) / [.D62]" office:value-type="float" office:value="1063.82978723404" calcext:value-type="float">
            <text:p>1063.82978723404</text:p>
          </table:table-cell>
          <table:table-cell table:style-name="ce1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3V LDO (TPS7A2033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4" table:formula="of:=[.$D$2] - 0.001 * [.E80] * [.D70]" office:value-type="float" office:value="5" calcext:value-type="float">
            <text:p>5</text:p>
          </table:table-cell>
          <table:table-cell table:style-name="ce1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77] * 2000 / 300" office:value-type="float" office:value="200" calcext:value-type="float">
            <text:p>200</text:p>
          </table:table-cell>
          <table:table-cell table:style-name="ce13" table:formula="of:=[.D77] * 2000 / 300" office:value-type="float" office:value="266.666666666667" calcext:value-type="float">
            <text:p>266.666666666667</text:p>
          </table:table-cell>
          <table:table-cell table:style-name="ce1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77] + 0.001 * ([.C78] + [.C79])" office:value-type="float" office:value="30.215" calcext:value-type="float">
            <text:p>30.215</text:p>
          </table:table-cell>
          <table:table-cell table:style-name="ce13" table:formula="of:=[.D77] + 0.001 * ([.D78] + [.D79])" office:value-type="float" office:value="40.2816666666667" calcext:value-type="float">
            <text:p>40.2816666666667</text:p>
          </table:table-cell>
          <table:table-cell table:style-name="ce13" table:formula="of:=[.E77] + 0.001 * ([.E78] + [.E79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82] * 0.8" office:value-type="float" office:value="100" calcext:value-type="float">
            <text:p>100</text:p>
          </table:table-cell>
          <table:table-cell table:style-name="ce14" table:formula="of:=[.E82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83] * 1.1" office:value-type="float" office:value="206.8" calcext:value-type="float">
            <text:p>206.8</text:p>
          </table:table-cell>
          <table:table-cell table:style-name="ce14" table:formula="of:=[.C83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4" table:formula="of:=1000 * POWER(0.001 * [.E80]; 2) * [.D70]" office:value-type="float" office:value="0" calcext:value-type="float">
            <text:p>0</text:p>
          </table:table-cell>
          <table:table-cell table:style-name="ce1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4"/>
          <table:table-cell table:style-name="ce1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4" table:formula="of:=1000 * ([.D82] - [.$E$3]) / [.D83]" office:value-type="float" office:value="302.224371373308" calcext:value-type="float">
            <text:p>302.224371373308</text:p>
          </table:table-cell>
          <table:table-cell table:style-name="ce1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6V LDO (TPS7A2036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4" table:formula="of:=[.$D$2] - 0.001 * [.E101] * [.D91]" office:value-type="float" office:value="5" calcext:value-type="float">
            <text:p>5</text:p>
          </table:table-cell>
          <table:table-cell table:style-name="ce1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98] * 2000 / 300" office:value-type="float" office:value="200" calcext:value-type="float">
            <text:p>200</text:p>
          </table:table-cell>
          <table:table-cell table:style-name="ce13" table:formula="of:=[.D98] * 2000 / 300" office:value-type="float" office:value="266.666666666667" calcext:value-type="float">
            <text:p>266.666666666667</text:p>
          </table:table-cell>
          <table:table-cell table:style-name="ce1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98] + 0.001 * ([.C99] + [.C100])" office:value-type="float" office:value="30.215" calcext:value-type="float">
            <text:p>30.215</text:p>
          </table:table-cell>
          <table:table-cell table:style-name="ce13" table:formula="of:=[.D98] + 0.001 * ([.D99] + [.D100])" office:value-type="float" office:value="40.2816666666667" calcext:value-type="float">
            <text:p>40.2816666666667</text:p>
          </table:table-cell>
          <table:table-cell table:style-name="ce13" table:formula="of:=[.E98] + 0.001 * ([.E99] + [.E100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03] * 0.8" office:value-type="float" office:value="100" calcext:value-type="float">
            <text:p>100</text:p>
          </table:table-cell>
          <table:table-cell table:style-name="ce14" table:formula="of:=[.E103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04] * 1.1" office:value-type="float" office:value="206.8" calcext:value-type="float">
            <text:p>206.8</text:p>
          </table:table-cell>
          <table:table-cell table:style-name="ce14" table:formula="of:=[.C104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4" table:formula="of:=1000 * POWER(0.001 * [.E101]; 2) * [.D91]" office:value-type="float" office:value="0" calcext:value-type="float">
            <text:p>0</text:p>
          </table:table-cell>
          <table:table-cell table:style-name="ce1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4"/>
          <table:table-cell table:style-name="ce14" table:formula="of:=IF([.E107] &gt; [.C108]; CONCATENATE(&quot;TOO HIGH !  MAXIMUM POWER DISSIPATION OF &quot;; [.C108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4" table:formula="of:=1000 * ([.D103] - [.$E$3]) / [.D104]" office:value-type="float" office:value="302.224371373308" calcext:value-type="float">
            <text:p>302.224371373308</text:p>
          </table:table-cell>
          <table:table-cell table:style-name="ce1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4.0V LDO (TPS7A2040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4" table:formula="of:=[.$D$2] - 0.001 * [.E122] * [.D112]" office:value-type="float" office:value="5" calcext:value-type="float">
            <text:p>5</text:p>
          </table:table-cell>
          <table:table-cell table:style-name="ce1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19] * 2000 / 300" office:value-type="float" office:value="200" calcext:value-type="float">
            <text:p>200</text:p>
          </table:table-cell>
          <table:table-cell table:style-name="ce13" table:formula="of:=[.D119] * 2000 / 300" office:value-type="float" office:value="266.666666666667" calcext:value-type="float">
            <text:p>266.666666666667</text:p>
          </table:table-cell>
          <table:table-cell table:style-name="ce1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19] + 0.001 * ([.C120] + [.C121])" office:value-type="float" office:value="30.215" calcext:value-type="float">
            <text:p>30.215</text:p>
          </table:table-cell>
          <table:table-cell table:style-name="ce13" table:formula="of:=[.D119] + 0.001 * ([.D120] + [.D121])" office:value-type="float" office:value="40.2816666666667" calcext:value-type="float">
            <text:p>40.2816666666667</text:p>
          </table:table-cell>
          <table:table-cell table:style-name="ce13" table:formula="of:=[.E119] + 0.001 * ([.E120] + [.E121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24] * 0.8" office:value-type="float" office:value="100" calcext:value-type="float">
            <text:p>100</text:p>
          </table:table-cell>
          <table:table-cell table:style-name="ce14" table:formula="of:=[.E124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25] * 1.1" office:value-type="float" office:value="206.8" calcext:value-type="float">
            <text:p>206.8</text:p>
          </table:table-cell>
          <table:table-cell table:style-name="ce14" table:formula="of:=[.C125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4" table:formula="of:=1000 * POWER(0.001 * [.E122]; 2) * [.D112]" office:value-type="float" office:value="0" calcext:value-type="float">
            <text:p>0</text:p>
          </table:table-cell>
          <table:table-cell table:style-name="ce1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4"/>
          <table:table-cell table:style-name="ce14" table:formula="of:=IF([.E128] &gt; [.C129]; CONCATENATE(&quot;TOO HIGH !  MAXIMUM POWER DISSIPATION OF &quot;; [.C129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4" table:formula="of:=1000 * ([.D124] - [.$E$3]) / [.D125]" office:value-type="float" office:value="302.224371373308" calcext:value-type="float">
            <text:p>302.224371373308</text:p>
          </table:table-cell>
          <table:table-cell table:style-name="ce1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4"/>
        <table:table-column table:style-name="co2" table:number-columns-repeated="1015" table:default-cell-style-name="Default"/>
        <table:table-row table:style-name="ro1">
          <table:table-cell table:style-name="ce12" office:value-type="string" calcext:value-type="string">
            <text:p>TPS62851x Synchronous Buck Regulator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3"/>
          <table:table-cell table:style-name="ce12" office:value-type="string" calcext:value-type="string">
            <text:p>See TPS62851x Datasheet and onsemi App Note AND9135D on Synchronous Buck Converters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igh Side Current Limit (ILIMH, A)</text:p>
          </table:table-cell>
          <table:table-cell/>
          <table:table-cell table:style-name="ce14" table:formula="of:=SUMPRODUCT([.$B18:.$B21]; [.C18:.C21])" office:value-type="float" office:value="2.85" calcext:value-type="float">
            <text:p>2.85</text:p>
          </table:table-cell>
          <table:table-cell table:style-name="ce14" table:formula="of:=SUMPRODUCT([.$B18:.$B21]; [.D18:.D21])" office:value-type="float" office:value="3.4" calcext:value-type="float">
            <text:p>3.4</text:p>
          </table:table-cell>
          <table:table-cell table:style-name="ce1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Output Voltage</text:p>
          </table:table-cell>
          <table:table-cell/>
          <table:table-cell table:style-name="ce14" table:formula="of:=([.$C$24] / [.$E$25] + 1) * [.$C$6]" office:value-type="float" office:value="3.12556162076481" calcext:value-type="float">
            <text:p>3.12556162076481</text:p>
          </table:table-cell>
          <table:table-cell table:style-name="ce14" table:formula="of:=([.$D$24] / [.$D$25] + 1) * [.$D$6]" office:value-type="float" office:value="3.31530612244898" calcext:value-type="float">
            <text:p>3.31530612244898</text:p>
          </table:table-cell>
          <table:table-cell table:style-name="ce1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eedback Divider Current (uA)</text:p>
          </table:table-cell>
          <table:table-cell/>
          <table:table-cell table:style-name="ce14" table:formula="of:=1000 * [.$C$27] / ([.$E$24] + [.$E$25])" office:value-type="float" office:value="28.0196292280954" calcext:value-type="float">
            <text:p>28.0196292280954</text:p>
          </table:table-cell>
          <table:table-cell table:style-name="ce14" table:formula="of:=1000 * [.$D$27] / ([.$D$24] + [.$D$25])" office:value-type="float" office:value="30.6122448979592" calcext:value-type="float">
            <text:p>30.6122448979592</text:p>
          </table:table-cell>
          <table:table-cell table:style-name="ce1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Peak Current under Limiting (IPEAK, A)</text:p>
          </table:table-cell>
          <table:table-cell/>
          <table:table-cell table:style-name="ce1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1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1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Current Ratio (LIR)</text:p>
          </table:table-cell>
          <table:table-cell/>
          <table:table-cell table:style-name="ce14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1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1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elta Inductor Current (dIL, A)</text:p>
          </table:table-cell>
          <table:table-cell/>
          <table:table-cell table:style-name="ce14" table:formula="of:=[.$C$32] * [.$E$3]" office:value-type="float" office:value="0.123631690328432" calcext:value-type="float">
            <text:p>0.123631690328432</text:p>
          </table:table-cell>
          <table:table-cell table:style-name="ce14" table:formula="of:=[.$D$32] * [.$E$3]" office:value-type="float" office:value="0.702084504618174" calcext:value-type="float">
            <text:p>0.702084504618174</text:p>
          </table:table-cell>
          <table:table-cell table:style-name="ce1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Duty Cycle</text:p>
          </table:table-cell>
          <table:table-cell/>
          <table:table-cell table:style-name="ce14" table:formula="of:=[.$C$27] / [.$E$2]" office:value-type="float" office:value="0.520926936794135" calcext:value-type="float">
            <text:p>0.520926936794135</text:p>
          </table:table-cell>
          <table:table-cell table:style-name="ce14" table:formula="of:=[.$D$27] / [.$D$2]" office:value-type="float" office:value="0.663061224489796" calcext:value-type="float">
            <text:p>0.663061224489796</text:p>
          </table:table-cell>
          <table:table-cell table:style-name="ce1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High-Side On Time (ns)</text:p>
          </table:table-cell>
          <table:table-cell/>
          <table:table-cell table:style-name="ce14" table:formula="of:=1000 * [.$C$35] / [.$E$8]" office:value-type="float" office:value="210.475530017832" calcext:value-type="float">
            <text:p>210.475530017832</text:p>
          </table:table-cell>
          <table:table-cell table:style-name="ce14" table:formula="of:=1000 * [.$D$35] / [.$D$8]" office:value-type="float" office:value="294.69387755102" calcext:value-type="float">
            <text:p>294.69387755102</text:p>
          </table:table-cell>
          <table:table-cell table:style-name="ce14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14" table:formula="of:=[.$C$14] / 1000 * [.$C$35] * [.$E$3]" office:value-type="float" office:value="0.0234417121557361" calcext:value-type="float">
            <text:p>0.0234417121557361</text:p>
          </table:table-cell>
          <table:table-cell table:style-name="ce14" table:formula="of:=[.$D$14] / 1000 * [.$D$35] * [.$E$3]" office:value-type="float" office:value="0.0646484693877551" calcext:value-type="float">
            <text:p>0.0646484693877551</text:p>
          </table:table-cell>
          <table:table-cell table:style-name="ce1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w-Side Voltage at High-On (VLON, V)</text:p>
          </table:table-cell>
          <table:table-cell/>
          <table:table-cell table:style-name="ce14" table:formula="of:=[.$C$2] - [.$E$38] - [.$E$27]" office:value-type="float" office:value="0.47931205731827" calcext:value-type="float">
            <text:p>0.47931205731827</text:p>
          </table:table-cell>
          <table:table-cell table:style-name="ce14" table:formula="of:=[.$D$2] - [.$D$38] - [.$D$27]" office:value-type="float" office:value="1.62004540816327" calcext:value-type="float">
            <text:p>1.62004540816327</text:p>
          </table:table-cell>
          <table:table-cell table:style-name="ce1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1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Capacitor Voltage Ratio (CVR)</text:p>
          </table:table-cell>
          <table:table-cell/>
          <table:table-cell table:style-name="ce14" table:formula="of:=[.$E$41] / 1000 / [.$E$27]" office:value-type="float" office:value="0.00284244673006346" calcext:value-type="float">
            <text:p>0.00284244673006346</text:p>
          </table:table-cell>
          <table:table-cell table:style-name="ce14" table:formula="of:=[.$E$41] / 1000 / [.$D$27]" office:value-type="float" office:value="0.00301631271160357" calcext:value-type="float">
            <text:p>0.00301631271160357</text:p>
          </table:table-cell>
          <table:table-cell table:style-name="ce1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ipple Minimum Output Capacitance (uF)</text:p>
          </table:table-cell>
          <table:table-cell/>
          <table:table-cell table:style-name="ce1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ad Regulation Minimum Output Capacitance (uF)</text:p>
          </table:table-cell>
          <table:table-cell/>
          <table:table-cell table:style-name="ce14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1017" table:default-cell-style-name="Default"/>
        <table:table-row table:style-name="ro1">
          <table:table-cell table:style-name="ce12" office:value-type="string" calcext:value-type="string">
            <text:p>MP5016H Power Switch – OCP, OVP, Inrush Limiting (2.7V-22V, 0.7A-5A)</text:p>
          </table:table-cell>
          <table:table-cell table:style-name="ce17"/>
          <table:table-cell table:style-name="ce12" table:number-columns-repeated="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8" table:default-cell-style-name="ce12"/>
        <table:table-column table:style-name="co3" table:default-cell-style-name="Default"/>
        <table:table-column table:style-name="co3" table:number-columns-repeated="3" table:default-cell-style-name="ce12"/>
        <table:table-column table:style-name="co3" table:default-cell-style-name="Default"/>
        <table:table-column table:style-name="co3" table:default-cell-style-name="ce14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17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98" office:value-type="float" office:value="67864" calcext:value-type="float">
            <text:p>67864</text:p>
          </table:table-cell>
          <table:table-cell table:style-name="Default" office:value-type="float" office:value="68000" calcext:value-type="float">
            <text:p>68000</text:p>
          </table:table-cell>
          <table:table-cell table:style-name="Default" table:formula="of:=[.D2] * 1.002" office:value-type="float" office:value="68136" calcext:value-type="float">
            <text:p>68136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(A)</text:p>
          </table:table-cell>
          <table:table-cell/>
          <table:table-cell table:style-name="ce14" table:formula="of:=28.955 / POWER([.E2] / 1000; 1.075)" office:value-type="float" office:value="0.309630466763629" calcext:value-type="float">
            <text:p>0.309630466763629</text:p>
          </table:table-cell>
          <table:table-cell table:style-name="ce14" table:formula="of:=30.321 / POWER([.D2] / 1000; 1.055)" office:value-type="float" office:value="0.353546561294576" calcext:value-type="float">
            <text:p>0.353546561294576</text:p>
          </table:table-cell>
          <table:table-cell table:style-name="ce14" table:formula="of:=31.033 / POWER([.C2] / 1000; 1.031)" office:value-type="float" office:value="0.401239318736152" calcext:value-type="float">
            <text:p>0.401239318736152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12" office:value-type="string" calcext:value-type="string">
            <text:p>MSF Signal and Propagation Properties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Speed of Light (c, m/s)</text:p>
          </table:table-cell>
          <table:table-cell/>
          <table:table-cell table:style-name="ce1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13" office:value-type="string" calcext:value-type="string">
            <text:p>Permiability of Free Space (u0, H/m)</text:p>
          </table:table-cell>
          <table:table-cell/>
          <table:table-cell table:style-name="ce1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Impedance of Free Space (Z0, ohms)</text:p>
          </table:table-cell>
          <table:table-cell/>
          <table:table-cell table:style-name="ce1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avelength (lambda, m)</text:p>
          </table:table-cell>
          <table:table-cell/>
          <table:table-cell table:style-name="ce1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Period (t, us)</text:p>
          </table:table-cell>
          <table:table-cell/>
          <table:table-cell table:style-name="ce1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Electric Field Strength (E, mV/m)</text:p>
          </table:table-cell>
          <table:table-cell/>
          <table:table-cell table:style-name="ce1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2" office:value-type="string" calcext:value-type="string">
            <text:p>Front-End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ADC LSb (uV)</text:p>
          </table:table-cell>
          <table:table-cell/>
          <table:table-cell table:style-name="ce14" table:formula="of:=1000000 * [.C$24] / POWER(2; [.$D$25])" office:value-type="float" office:value="75.531005859375" calcext:value-type="float">
            <text:p>75.531005859375</text:p>
          </table:table-cell>
          <table:table-cell table:style-name="ce14" table:formula="of:=1000000 * [.D$24] / POWER(2; [.$D$25])" office:value-type="float" office:value="76.7822265625" calcext:value-type="float">
            <text:p>76.7822265625</text:p>
          </table:table-cell>
          <table:table-cell table:style-name="ce14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1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Variable Gain Block (V/V)</text:p>
          </table:table-cell>
          <table:table-cell/>
          <table:table-cell table:style-name="ce14" table:formula="of:=POWER(10; [.C28] / 20)" office:value-type="float" office:value="1.69824365246174" calcext:value-type="float">
            <text:p>1.69824365246174</text:p>
          </table:table-cell>
          <table:table-cell table:style-name="ce14" table:formula="of:=POWER(10; [.D28] / 20)" office:value-type="float" office:value="10" calcext:value-type="float">
            <text:p>10</text:p>
          </table:table-cell>
          <table:table-cell table:style-name="ce14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14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14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Filter Insertion Loss (V/V)</text:p>
          </table:table-cell>
          <table:table-cell/>
          <table:table-cell table:style-name="ce14" table:formula="of:=POWER(10; [.C31] / 20)" office:value-type="float" office:value="0.944060876285923" calcext:value-type="float">
            <text:p>0.944060876285923</text:p>
          </table:table-cell>
          <table:table-cell table:style-name="ce14" table:formula="of:=POWER(10; [.D31] / 20)" office:value-type="float" office:value="1.18850222743702" calcext:value-type="float">
            <text:p>1.18850222743702</text:p>
          </table:table-cell>
          <table:table-cell table:style-name="ce14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Gain Range (dB)</text:p>
          </table:table-cell>
          <table:table-cell/>
          <table:table-cell table:style-name="ce14" table:formula="of:=[.C$28] + [.C$31]" office:value-type="float" office:value="4.1" calcext:value-type="float">
            <text:p>4.1</text:p>
          </table:table-cell>
          <table:table-cell table:style-name="ce14" table:formula="of:=[.D$28] + [.D$31]" office:value-type="float" office:value="21.5" calcext:value-type="float">
            <text:p>21.5</text:p>
          </table:table-cell>
          <table:table-cell table:style-name="ce14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Gain Range (V/V)</text:p>
          </table:table-cell>
          <table:table-cell/>
          <table:table-cell table:style-name="ce14" table:formula="of:=POWER(10; [.C35] / 20)" office:value-type="float" office:value="1.60324539069004" calcext:value-type="float">
            <text:p>1.60324539069004</text:p>
          </table:table-cell>
          <table:table-cell table:style-name="ce14" table:formula="of:=POWER(10; [.D35] / 20)" office:value-type="float" office:value="11.8850222743702" calcext:value-type="float">
            <text:p>11.8850222743702</text:p>
          </table:table-cell>
          <table:table-cell table:style-name="ce14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inimum Gain (dB)</text:p>
          </table:table-cell>
          <table:table-cell/>
          <table:table-cell table:style-name="ce14" table:formula="of:=[.$C$28] + [.C$31]" office:value-type="float" office:value="4.1" calcext:value-type="float">
            <text:p>4.1</text:p>
          </table:table-cell>
          <table:table-cell table:style-name="ce14" table:formula="of:=[.$C$28] + [.D$31]" office:value-type="float" office:value="6.1" calcext:value-type="float">
            <text:p>6.1</text:p>
          </table:table-cell>
          <table:table-cell table:style-name="ce14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inimum Gain (V/V)</text:p>
          </table:table-cell>
          <table:table-cell/>
          <table:table-cell table:style-name="ce14" table:formula="of:=POWER(10; [.C38] / 20)" office:value-type="float" office:value="1.60324539069004" calcext:value-type="float">
            <text:p>1.60324539069004</text:p>
          </table:table-cell>
          <table:table-cell table:style-name="ce14" table:formula="of:=POWER(10; [.D38] / 20)" office:value-type="float" office:value="2.01836636368156" calcext:value-type="float">
            <text:p>2.01836636368156</text:p>
          </table:table-cell>
          <table:table-cell table:style-name="ce14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aximum Gain (dB)</text:p>
          </table:table-cell>
          <table:table-cell/>
          <table:table-cell table:style-name="ce14" table:formula="of:=[.$E$28] + [.C$31]" office:value-type="float" office:value="84.6" calcext:value-type="float">
            <text:p>84.6</text:p>
          </table:table-cell>
          <table:table-cell table:style-name="ce14" table:formula="of:=[.$E$28] + [.D$31]" office:value-type="float" office:value="86.6" calcext:value-type="float">
            <text:p>86.6</text:p>
          </table:table-cell>
          <table:table-cell table:style-name="ce14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aximum Gain (V/V)</text:p>
          </table:table-cell>
          <table:table-cell/>
          <table:table-cell table:style-name="ce14" table:formula="of:=POWER(10; [.C41] / 20)" office:value-type="float" office:value="16982.4365246174" calcext:value-type="float">
            <text:p>16982.4365246174</text:p>
          </table:table-cell>
          <table:table-cell table:style-name="ce14" table:formula="of:=POWER(10; [.D41] / 20)" office:value-type="float" office:value="21379.6208950223" calcext:value-type="float">
            <text:p>21379.6208950223</text:p>
          </table:table-cell>
          <table:table-cell table:style-name="ce14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ll-Scale Input at Minimum Gain (mVpp)</text:p>
          </table:table-cell>
          <table:table-cell/>
          <table:table-cell table:style-name="ce14" table:formula="of:=1000 * [.$C$24] / [.$E$39]" office:value-type="float" office:value="974.036436753049" calcext:value-type="float">
            <text:p>974.036436753049</text:p>
          </table:table-cell>
          <table:table-cell table:style-name="ce14" table:formula="of:=1000 * [.$D$24] / [.$D$39]" office:value-type="float" office:value="1246.55268006485" calcext:value-type="float">
            <text:p>1246.55268006485</text:p>
          </table:table-cell>
          <table:table-cell table:style-name="ce14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Full-Scale Input at Maximum Gain (uVpp)</text:p>
          </table:table-cell>
          <table:table-cell/>
          <table:table-cell table:style-name="ce14" table:formula="of:=1000000 * [.$C$24] / [.$E$42]" office:value-type="float" office:value="91.9549692015503" calcext:value-type="float">
            <text:p>91.9549692015503</text:p>
          </table:table-cell>
          <table:table-cell table:style-name="ce14" table:formula="of:=1000000 * [.$D$24] / [.$D$42]" office:value-type="float" office:value="117.682161547859" calcext:value-type="float">
            <text:p>117.682161547859</text:p>
          </table:table-cell>
          <table:table-cell table:style-name="ce14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ADC LSb at Maximum Gain (nV)</text:p>
          </table:table-cell>
          <table:table-cell/>
          <table:table-cell table:style-name="ce14" table:formula="of:=1000 * [.$C$26] / [.$E$42]" office:value-type="float" office:value="2.80624295659028" calcext:value-type="float">
            <text:p>2.80624295659028</text:p>
          </table:table-cell>
          <table:table-cell table:style-name="ce14" table:formula="of:=1000 * [.$D$26] / [.$D$42]" office:value-type="float" office:value="3.59137455895566" calcext:value-type="float">
            <text:p>3.59137455895566</text:p>
          </table:table-cell>
          <table:table-cell table:style-name="ce14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14"/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14" office:value-type="string" calcext:value-type="string">
            <text:p>Op-Amp Noise Across Gains (uVrms)</text:p>
          </table:table-cell>
          <table:table-cell/>
          <table:table-cell table:style-name="ce13" office:value-type="float" office:value="19.1" calcext:value-type="float">
            <text:p>19.1</text:p>
          </table:table-cell>
          <table:table-cell table:style-name="ce13"/>
          <table:table-cell table:style-name="ce13" office:value-type="float" office:value="3300" calcext:value-type="float">
            <text:p>3300</text:p>
          </table:table-cell>
          <table:table-cell table:number-columns-repeated="2"/>
          <table:table-cell table:style-name="ce14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in Gain – Min Input-Referred Noise (nVrms)</text:p>
          </table:table-cell>
          <table:table-cell/>
          <table:table-cell table:style-name="ce14" table:formula="of:=1000 * [.C$49] / [.$E$39]" office:value-type="float" office:value="7516.80644120535" calcext:value-type="float">
            <text:p>7516.80644120535</text:p>
          </table:table-cell>
          <table:table-cell table:style-name="ce13" table:number-columns-repeated="2"/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Max Gain – Min Input-Referred Noise (nVrms)</text:p>
          </table:table-cell>
          <table:table-cell/>
          <table:table-cell table:style-name="ce14" table:formula="of:=1000 * [.E$49] / [.$E$42]" office:value-type="float" office:value="122.606625602067" calcext:value-type="float">
            <text:p>122.606625602067</text:p>
          </table:table-cell>
          <table:table-cell table:style-name="ce13"/>
          <table:table-cell table:style-name="ce14"/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14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PSRR &lt;= 60.5kHz (dB)</text:p>
          </table:table-cell>
          <table:table-cell/>
          <table:table-cell table:style-name="ce14" table:formula="of:=[.C53] + [.C54]" office:value-type="float" office:value="-170" calcext:value-type="float">
            <text:p>-170</text:p>
          </table:table-cell>
          <table:table-cell table:style-name="ce14" table:formula="of:=[.D53] + [.D54]" office:value-type="float" office:value="-135" calcext:value-type="float">
            <text:p>-135</text:p>
          </table:table-cell>
          <table:table-cell table:style-name="ce14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Input Power Rail Ripple &lt;= 60.5kHz (mVrms)</text:p>
          </table:table-cell>
          <table:table-cell/>
          <table:table-cell table:style-name="ce14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14" table:number-columns-repeated="2"/>
          <table:table-cell table:number-columns-repeated="2"/>
          <table:table-cell table:style-name="ce14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14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OOB PSRR (dB)</text:p>
          </table:table-cell>
          <table:table-cell/>
          <table:table-cell table:style-name="ce14" table:formula="of:=SUM([.C58:.C60])" office:value-type="float" office:value="-198.7" calcext:value-type="float">
            <text:p>-198.7</text:p>
          </table:table-cell>
          <table:table-cell table:style-name="ce14" table:formula="of:=SUM([.D58:.D60])" office:value-type="float" office:value="-167.5" calcext:value-type="float">
            <text:p>-167.5</text:p>
          </table:table-cell>
          <table:table-cell table:style-name="ce14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14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OOB Input Power Rail Ripple (mVrms)</text:p>
          </table:table-cell>
          <table:table-cell/>
          <table:table-cell table:style-name="ce14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2" office:value-type="string" calcext:value-type="string">
            <text:p>Poor Man’s Programmable Gain Amplifier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Min Gain</text:p>
          </table:table-cell>
          <table:table-cell table:style-name="ce14" table:formula="of:=MIN([.$F$11:.$F$26])" office:value-type="float" office:value="1.42553191489362" calcext:value-type="float">
            <text:p>1.42553191489362</text:p>
          </table:table-cell>
          <table:table-cell table:style-name="ce1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14" table:formula="of:=MIN([.$H$11:.$H$26])" office:value-type="float" office:value="1.2" calcext:value-type="float">
            <text:p>1.2</text:p>
          </table:table-cell>
          <table:table-cell table:style-name="ce1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4" table:formula="of:=MIN([.$J$11:.$J$266])" office:value-type="float" office:value="1.71063829787234" calcext:value-type="float">
            <text:p>1.71063829787234</text:p>
          </table:table-cell>
          <table:table-cell table:style-name="ce1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4" office:value-type="string" calcext:value-type="string">
            <text:p>Max Gain</text:p>
          </table:table-cell>
          <table:table-cell table:style-name="ce14" table:formula="of:=MAX([.$F$11:.$F$26])" office:value-type="float" office:value="194.829787234043" calcext:value-type="float">
            <text:p>194.829787234043</text:p>
          </table:table-cell>
          <table:table-cell table:style-name="ce1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14" table:formula="of:=MAX([.$H$11:.$H$26])" office:value-type="float" office:value="92.1" calcext:value-type="float">
            <text:p>92.1</text:p>
          </table:table-cell>
          <table:table-cell table:style-name="ce1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4" table:formula="of:=MAX([.$J$11:.$J$266])" office:value-type="float" office:value="17943.8234042553" calcext:value-type="float">
            <text:p>17943.8234042553</text:p>
          </table:table-cell>
          <table:table-cell table:style-name="ce1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 table:style-name="ce12" office:value-type="string" calcext:value-type="string">
            <text:p>Limiting Calculation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DC (RMS) Current Limit (mA)</text:p>
          </table:table-cell>
          <table:table-cell table:number-columns-repeated="3"/>
          <table:table-cell table:style-name="ce14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14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Peak Current (mA)</text:p>
          </table:table-cell>
          <table:table-cell/>
          <table:table-cell table:style-name="ce14" table:formula="of:=[.C6] * SQRT(2)" office:value-type="float" office:value="436.991990773286" calcext:value-type="float">
            <text:p>436.991990773286</text:p>
          </table:table-cell>
          <table:table-cell table:style-name="ce14" table:formula="of:=[.D6] * SQRT(2)" office:value-type="float" office:value="500.631601080076" calcext:value-type="float">
            <text:p>500.631601080076</text:p>
          </table:table-cell>
          <table:table-cell table:style-name="ce14" table:formula="of:=[.E6] * SQRT(2)" office:value-type="float" office:value="568.513852073984" calcext:value-type="float">
            <text:p>568.513852073984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14" table:formula="of:=POWER([.C6] / 1000; 2) * [.C2]" office:value-type="float" office:value="0.6492708" calcext:value-type="float">
            <text:p>0.6492708</text:p>
          </table:table-cell>
          <table:table-cell table:style-name="ce14" table:formula="of:=POWER([.D6] / 1000; 2) * [.D2]" office:value-type="float" office:value="1.002528" calcext:value-type="float">
            <text:p>1.002528</text:p>
          </table:table-cell>
          <table:table-cell table:style-name="ce14" table:formula="of:=POWER([.E6] / 1000; 2) * [.E2]" office:value-type="float" office:value="1.4867568" calcext:value-type="float">
            <text:p>1.4867568</text:p>
          </table:table-cell>
          <table:table-cell/>
          <table:table-cell table:style-name="ce14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MS Speaker Voltage (V)</text:p>
          </table:table-cell>
          <table:table-cell/>
          <table:table-cell table:style-name="ce14" table:formula="of:=[.C6] / 1000 * [.C2]" office:value-type="float" office:value="2.1012" calcext:value-type="float">
            <text:p>2.1012</text:p>
          </table:table-cell>
          <table:table-cell table:style-name="ce14" table:formula="of:=[.D6] / 1000 * [.D2]" office:value-type="float" office:value="2.832" calcext:value-type="float">
            <text:p>2.832</text:p>
          </table:table-cell>
          <table:table-cell table:style-name="ce14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eak Speaker Voltage (V)</text:p>
          </table:table-cell>
          <table:table-cell/>
          <table:table-cell table:style-name="ce14" table:formula="of:=[.C10] * SQRT(2)" office:value-type="float" office:value="2.97154553725835" calcext:value-type="float">
            <text:p>2.97154553725835</text:p>
          </table:table-cell>
          <table:table-cell table:style-name="ce14" table:formula="of:=[.D10] * SQRT(2)" office:value-type="float" office:value="4.00505280864061" calcext:value-type="float">
            <text:p>4.00505280864061</text:p>
          </table:table-cell>
          <table:table-cell table:style-name="ce14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" office:value-type="string" calcext:value-type="string">
            <text:p>Amplifier Output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MS Speaker Voltage (V)</text:p>
          </table:table-cell>
          <table:table-cell/>
          <table:table-cell table:style-name="ce14" table:formula="of:=[.C14] / SQRT(2)" office:value-type="float" office:value="2.68700576850888" calcext:value-type="float">
            <text:p>2.68700576850888</text:p>
          </table:table-cell>
          <table:table-cell table:style-name="ce14" table:formula="of:=[.D14] / SQRT(2)" office:value-type="float" office:value="2.82842712474619" calcext:value-type="float">
            <text:p>2.82842712474619</text:p>
          </table:table-cell>
          <table:table-cell table:style-name="ce14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RMS Speaker Current (mA)</text:p>
          </table:table-cell>
          <table:table-cell/>
          <table:table-cell table:style-name="ce14" table:formula="of:=1000 * [.C15] / [.E2]" office:value-type="float" office:value="292.065844403139" calcext:value-type="float">
            <text:p>292.065844403139</text:p>
          </table:table-cell>
          <table:table-cell table:style-name="ce14" table:formula="of:=1000 * [.C15] / [.C2]" office:value-type="float" office:value="395.147907133659" calcext:value-type="float">
            <text:p>395.147907133659</text:p>
          </table:table-cell>
          <table:table-cell table:style-name="ce14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eak Speaker Current (mA)</text:p>
          </table:table-cell>
          <table:table-cell/>
          <table:table-cell table:style-name="ce14" table:formula="of:=[.C17] * SQRT(2)" office:value-type="float" office:value="413.04347826087" calcext:value-type="float">
            <text:p>413.04347826087</text:p>
          </table:table-cell>
          <table:table-cell table:style-name="ce14" table:formula="of:=[.D17] * SQRT(2)" office:value-type="float" office:value="558.823529411765" calcext:value-type="float">
            <text:p>558.823529411765</text:p>
          </table:table-cell>
          <table:table-cell table:style-name="ce14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Speaker Power (W)</text:p>
          </table:table-cell>
          <table:table-cell/>
          <table:table-cell table:style-name="ce14" table:formula="of:=[.C15] * [.C17] / 1000" office:value-type="float" office:value="0.784782608695652" calcext:value-type="float">
            <text:p>0.784782608695652</text:p>
          </table:table-cell>
          <table:table-cell table:style-name="ce14" table:formula="of:=[.D15] * [.D17] / 1000" office:value-type="float" office:value="1.11764705882353" calcext:value-type="float">
            <text:p>1.11764705882353</text:p>
          </table:table-cell>
          <table:table-cell table:style-name="ce14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0:49:25.975863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24T20:57:59.984516813</dc:date>
    <dc:creator>Pete Restall</dc:creator>
    <meta:editing-duration>P15DT16H9M39S</meta:editing-duration>
    <meta:editing-cycles>344</meta:editing-cycles>
    <meta:generator>LibreOffice/7.6.5.2$Linux_X86_64 LibreOffice_project/60$Build-2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